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6.1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7.1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6.48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20.45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1.815cm" fo:min-width="4.5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1.815cm" fo:min-width="20.45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4.5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7cm" svg:height="1.905cm" svg:x="0.635cm" svg:y="0.635cm">
          <text:p text:style-name="P1">OK-Planning 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3.175cm" svg:x="0.635cm" svg:y="3.175cm">
          <text:p text:style-name="P1">Vullingsgraad OK in %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3.175cm" svg:x="10.16cm" svg:y="3.175cm">
          <text:p text:style-name="P1">Screening “In-Control” Rat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3.175cm" svg:x="19.685cm" svg:y="3.175cm">
          <text:p text:style-name="P1">OK-planning Gem. Doorlooptij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85cm" svg:height="2.54cm" svg:x="20.32cm" svg:y="12.7cm">
          <text:p text:style-name="P1">Naar doel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3" draw:layer="layout" svg:width="20.955cm" svg:height="1.905cm" svg:x="6.35cm" svg:y="0.635cm">
          <text:p text:style-name="P1">Doel 1: Handmatrige Invo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2.065cm" svg:x="0.635cm" svg:y="3.175cm">
          <text:p text:style-name="P1">Filters</text:p>
          <text:p text:style-name="P1"><text:span text:style-name="T1">patientTevredenheid</text:span></text:p>
          <text:p text:style-name="P1"><text:span text:style-name="T1">medewerkerTevredenheid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0.955cm" svg:height="12.065cm" svg:x="6.35cm" svg:y="3.175cm">
          <text:p text:style-name="P1">Informati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1.905cm" svg:x="0.635cm" svg:y="0.635cm">
          <text:p text:style-name="P1">Home Kno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9:52:54.974300968</meta:creation-date>
    <meta:generator>LibreOffice/26.2.1.2$Linux_X86_64 LibreOffice_project/620$Build-2</meta:generator>
    <dc:date>2026-03-06T10:34:44.918252478</dc:date>
    <meta:editing-duration>PT1H6M39S</meta:editing-duration>
    <meta:editing-cycles>3</meta:editing-cycles>
    <meta:document-statistic meta:object-count="34"/>
  </office:meta>
</office:document-meta>
</file>